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paragraph-properties fo:text-align="justify" style:justify-single-word="false"/>
      <style:text-properties officeooo:rsid="0012f53f" officeooo:paragraph-rsid="001f6010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a4f08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5e382"/>
    </style:style>
    <style:style style:name="T10" style:family="text">
      <style:text-properties officeooo:rsid="00185656"/>
    </style:style>
    <style:style style:name="T11" style:family="text">
      <style:text-properties officeooo:rsid="001a4f08"/>
    </style:style>
    <style:style style:name="T12" style:family="text">
      <style:text-properties officeooo:rsid="001a9995"/>
    </style:style>
    <style:style style:name="T13" style:family="text">
      <style:text-properties officeooo:rsid="001cad2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Inserimento </text:span><text:span text:style-name="T11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1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92900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1">Registro</text:span></text:p>
              </text:list-item>
              <text:list-item>
                <text:p text:style-name="P14">L'utente seleziona la classe per cui vuole inserire l'attività </text:p>
              </text:list-item>
              <text:list-item>
                <text:p text:style-name="P18">L'utente seleziona la fuzion<text:span text:style-name="T12">alità</text:span> AttivitàOdierna</text:p>
              </text:list-item>
              <text:list-item>
                <text:p text:style-name="P20"><text:span text:style-name="T4">Il sistema </text:span><text:span text:style-name="T3">mostra </text:span><text:span text:style-name="T4"><text:s/></text:span><text:span text:style-name="T5">una finestra da compilare</text:span></text:p>
              </text:list-item>
              <text:list-item>
                <text:p text:style-name="P15">L'utente <text:span text:style-name="T11"><text:s/>inserisce una descrizione dell'attività svolta e la categoria di appartenenza</text:span></text:p>
              </text:list-item>
              <text:list-item>
                <text:p text:style-name="P16">L'utente sottomette <text:span text:style-name="T11">l'attività</text:span></text:p>
              </text:list-item>
              <text:list-item>
                <text:p text:style-name="P19">Il sistema memorizza <text:span text:style-name="T11">l'attività odierna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</text:span><text:span text:style-name="T9">mostra all’uten</text:span><text:span text:style-name="T11">te l'attività appena inserita</text:span><text:span text:style-name="T9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9696234" text:style-name="L1">
              <text:list-item>
                <text:p text:style-name="P11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0">UC_H_</text:span><text:span text:style-name="T11">55</text:span><text:span text:style-name="T10">_</text:span><text:span text:style-name="T13">educatore_</text:span><text:span text:style-name="T10">inserimento_</text:span><text:span text:style-name="T11">attività_registro</text:span><text:span text:style-name="T10">: </text:span><text:span text:style-name="T8">Inserimento </text:span><text:span text:style-name="T11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5</meta:editing-cycles>
    <meta:generator>LibreOffice/3.6$Windows_x86 LibreOffice_project/da8c1e6-fd468f4-454e206-f42a4a9-143cfd</meta:generator>
    <dc:date>2012-11-04T19:57:11.71</dc:date>
    <meta:document-statistic meta:table-count="1" meta:image-count="0" meta:object-count="0" meta:page-count="1" meta:paragraph-count="23" meta:word-count="125" meta:character-count="907" meta:non-whitespace-character-count="807"/>
  </office:meta>
</office:document-meta>
</file>